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f66" officeooo:paragraph-rsid="000bef66"/>
    </style:style>
    <style:style style:name="P2" style:family="paragraph" style:parent-style-name="Standard">
      <style:text-properties style:text-underline-style="none" officeooo:rsid="000bef66" officeooo:paragraph-rsid="000bef66"/>
    </style:style>
    <style:style style:name="P3" style:family="paragraph" style:parent-style-name="Standard">
      <style:text-properties fo:font-weight="bold" officeooo:rsid="0010a75f" officeooo:paragraph-rsid="0010a75f" style:font-weight-asian="bold" style:font-weight-complex="bold"/>
    </style:style>
    <style:style style:name="P4" style:family="paragraph" style:parent-style-name="Standard">
      <style:text-properties fo:font-weight="bold" officeooo:rsid="00122a2a" officeooo:paragraph-rsid="00122a2a" style:font-weight-asian="bold" style:font-weight-complex="bold"/>
    </style:style>
    <style:style style:name="P5" style:family="paragraph" style:parent-style-name="Standard">
      <style:text-properties fo:font-weight="bold" officeooo:rsid="00174225" officeooo:paragraph-rsid="00174225" style:font-weight-asian="bold" style:font-weight-complex="bold"/>
    </style:style>
    <style:style style:name="P6" style:family="paragraph" style:parent-style-name="Standard">
      <style:text-properties fo:font-weight="bold" officeooo:rsid="00157353" officeooo:paragraph-rsid="00157353" style:font-weight-asian="bold" style:font-weight-complex="bold"/>
    </style:style>
    <style:style style:name="P7" style:family="paragraph" style:parent-style-name="Standard">
      <style:text-properties fo:font-weight="bold" officeooo:rsid="0013f8bf" officeooo:paragraph-rsid="0013f8bf" style:font-weight-asian="bold" style:font-weight-complex="bold"/>
    </style:style>
    <style:style style:name="P8" style:family="paragraph" style:parent-style-name="Standard">
      <style:text-properties officeooo:paragraph-rsid="00122a2a"/>
    </style:style>
    <style:style style:name="P9" style:family="paragraph" style:parent-style-name="Standard">
      <style:text-properties officeooo:rsid="0013f8bf" officeooo:paragraph-rsid="0013f8bf"/>
    </style:style>
    <style:style style:name="P10" style:family="paragraph" style:parent-style-name="Standard">
      <style:text-properties officeooo:paragraph-rsid="0013f8bf"/>
    </style:style>
    <style:style style:name="P11" style:family="paragraph" style:parent-style-name="Standard">
      <style:text-properties officeooo:rsid="00157353" officeooo:paragraph-rsid="0023cfb8"/>
    </style:style>
    <style:style style:name="P12" style:family="paragraph" style:parent-style-name="Standard">
      <style:text-properties fo:font-style="normal" fo:font-weight="normal" officeooo:rsid="00157353" officeooo:paragraph-rsid="0024099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174225" officeooo:paragraph-rsid="00174225"/>
    </style:style>
    <style:style style:name="P14" style:family="paragraph" style:parent-style-name="Standard">
      <style:text-properties officeooo:paragraph-rsid="001dd1db"/>
    </style:style>
    <style:style style:name="P15" style:family="paragraph" style:parent-style-name="Standard">
      <style:text-properties officeooo:paragraph-rsid="00240990"/>
    </style:style>
    <style:style style:name="P16" style:family="paragraph" style:parent-style-name="Standard">
      <style:text-properties officeooo:paragraph-rsid="002594a6"/>
    </style:style>
    <style:style style:name="P17" style:family="paragraph" style:parent-style-name="Standard">
      <style:text-properties fo:color="#7f0055" style:font-name="Monospace" fo:font-size="10pt" fo:font-weight="bold" officeooo:paragraph-rsid="002594a6" style:font-size-asian="10pt" style:font-weight-asian="bold"/>
    </style:style>
    <style:style style:name="P18" style:family="paragraph" style:parent-style-name="Standard">
      <style:text-properties fo:font-weight="normal" officeooo:rsid="00122a2a" officeooo:paragraph-rsid="00122a2a" style:font-weight-asian="normal" style:font-weight-complex="normal"/>
    </style:style>
    <style:style style:name="P19" style:family="paragraph" style:parent-style-name="Standard">
      <style:text-properties officeooo:rsid="0027dd07" officeooo:paragraph-rsid="0027dd07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bef66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da909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ea952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0bef66"/>
    </style:style>
    <style:style style:name="P24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5" style:family="paragraph" style:parent-style-name="Standard">
      <style:paragraph-properties fo:margin-left="2.54cm" fo:margin-right="0cm" fo:text-indent="0cm" style:auto-text-indent="false"/>
      <style:text-properties fo:color="#7f0055" style:font-name="Monospace" fo:font-size="10pt" fo:font-weight="bold" officeooo:paragraph-rsid="002594a6" style:font-size-asian="10pt" style:font-weight-asian="bold"/>
    </style:style>
    <style:style style:name="P26" style:family="paragraph" style:parent-style-name="Standard">
      <style:paragraph-properties fo:margin-left="2.54cm" fo:margin-right="0cm" fo:text-indent="0cm" style:auto-text-indent="false"/>
      <style:text-properties fo:color="#000000" style:font-name="Monospace" fo:font-size="10pt" officeooo:rsid="000bef66" officeooo:paragraph-rsid="000bef66" style:font-size-asian="10pt"/>
    </style:style>
    <style:style style:name="P27" style:family="paragraph" style:parent-style-name="Standard">
      <style:text-properties officeooo:paragraph-rsid="00240990"/>
    </style:style>
    <style:style style:name="P28" style:family="paragraph" style:parent-style-name="Standard">
      <style:text-properties officeooo:rsid="0033f1a1" officeooo:paragraph-rsid="002c18d3"/>
    </style:style>
    <style:style style:name="P29" style:family="paragraph" style:parent-style-name="Standard">
      <style:text-properties fo:font-weight="bold" officeooo:rsid="0032da89" officeooo:paragraph-rsid="002c18d3" style:font-weight-asian="bold" style:font-weight-complex="bold"/>
    </style:style>
    <style:style style:name="P30" style:family="paragraph" style:parent-style-name="Standard">
      <style:text-properties officeooo:rsid="002c46c3" officeooo:paragraph-rsid="002c18d3"/>
    </style:style>
    <style:style style:name="P31" style:family="paragraph" style:parent-style-name="Standard">
      <style:text-properties fo:color="#2a6099" officeooo:rsid="0030e48f" officeooo:paragraph-rsid="002c18d3"/>
    </style:style>
    <style:style style:name="P32" style:family="paragraph" style:parent-style-name="Standard">
      <style:text-properties fo:color="#2a6099" officeooo:paragraph-rsid="002c18d3"/>
    </style:style>
    <style:style style:name="P33" style:family="paragraph" style:parent-style-name="Standard">
      <style:text-properties officeooo:rsid="0031a74d" officeooo:paragraph-rsid="002c18d3"/>
    </style:style>
    <style:style style:name="P34" style:family="paragraph" style:parent-style-name="Standard">
      <style:text-properties officeooo:rsid="002f2e03" officeooo:paragraph-rsid="002c18d3"/>
    </style:style>
    <style:style style:name="P35" style:family="paragraph" style:parent-style-name="Standard">
      <style:text-properties officeooo:rsid="0030e48f" officeooo:paragraph-rsid="002c18d3"/>
    </style:style>
    <style:style style:name="P36" style:family="paragraph" style:parent-style-name="Standard">
      <style:text-properties officeooo:paragraph-rsid="002c18d3"/>
    </style:style>
    <style:style style:name="P37" style:family="paragraph" style:parent-style-name="Standard">
      <style:text-properties officeooo:rsid="0027dd07" officeooo:paragraph-rsid="002c18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ef66" style:font-weight-asian="bold" style:font-weight-complex="bold"/>
    </style:style>
    <style:style style:name="T3" style:family="text">
      <style:text-properties fo:font-weight="bold" officeooo:rsid="002f2e03" style:font-weight-asian="bold" style:font-weight-complex="bold"/>
    </style:style>
    <style:style style:name="T4" style:family="text">
      <style:text-properties fo:font-weight="bold" officeooo:rsid="002594a6" style:font-weight-asian="bold" style:font-weight-complex="bold"/>
    </style:style>
    <style:style style:name="T5" style:family="text">
      <style:text-properties fo:font-weight="bold" officeooo:rsid="002dce9b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a909" style:font-style-asian="italic" style:font-style-complex="italic"/>
    </style:style>
    <style:style style:name="T9" style:family="text">
      <style:text-properties fo:font-style="italic" officeooo:rsid="000bef66" style:font-style-asian="italic" style:font-style-complex="italic"/>
    </style:style>
    <style:style style:name="T10" style:family="text">
      <style:text-properties fo:font-style="italic" officeooo:rsid="001a33c0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57353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7422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40990" style:font-style-asian="italic" style:font-weight-asian="bold" style:font-style-complex="italic" style:font-weight-complex="bold"/>
    </style:style>
    <style:style style:name="T15" style:family="text">
      <style:text-properties officeooo:rsid="000cd36f"/>
    </style:style>
    <style:style style:name="T16" style:family="text">
      <style:text-properties officeooo:rsid="000bef6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2a2a" style:font-weight-asian="normal" style:font-weight-complex="normal"/>
    </style:style>
    <style:style style:name="T19" style:family="text">
      <style:text-properties fo:font-weight="normal" officeooo:rsid="002f2e03" style:font-weight-asian="normal" style:font-weight-complex="normal"/>
    </style:style>
    <style:style style:name="T20" style:family="text">
      <style:text-properties officeooo:rsid="0013f8bf"/>
    </style:style>
    <style:style style:name="T21" style:family="text">
      <style:text-properties officeooo:rsid="00157353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5735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422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a33c0" style:font-style-asian="normal" style:font-weight-asian="normal" style:font-style-complex="normal" style:font-weight-complex="normal"/>
    </style:style>
    <style:style style:name="T26" style:family="text">
      <style:text-properties officeooo:rsid="00174225"/>
    </style:style>
    <style:style style:name="T27" style:family="text">
      <style:text-properties officeooo:rsid="0018fea5"/>
    </style:style>
    <style:style style:name="T28" style:family="text">
      <style:text-properties officeooo:rsid="001a33c0"/>
    </style:style>
    <style:style style:name="T29" style:family="text">
      <style:text-properties style:text-position="sub 58%" officeooo:rsid="001a33c0"/>
    </style:style>
    <style:style style:name="T30" style:family="text">
      <style:text-properties officeooo:rsid="001b25bd"/>
    </style:style>
    <style:style style:name="T31" style:family="text">
      <style:text-properties style:text-position="0% 100%" officeooo:rsid="001a33c0"/>
    </style:style>
    <style:style style:name="T32" style:family="text">
      <style:text-properties style:text-position="0% 100%" officeooo:rsid="001bf18e"/>
    </style:style>
    <style:style style:name="T33" style:family="text">
      <style:text-properties officeooo:rsid="001bf18e"/>
    </style:style>
    <style:style style:name="T34" style:family="text">
      <style:text-properties officeooo:rsid="001dd1db"/>
    </style:style>
    <style:style style:name="T35" style:family="text">
      <style:text-properties officeooo:rsid="001f2e63"/>
    </style:style>
    <style:style style:name="T36" style:family="text">
      <style:text-properties officeooo:rsid="00211e55"/>
    </style:style>
    <style:style style:name="T37" style:family="text">
      <style:text-properties officeooo:rsid="002282d4"/>
    </style:style>
    <style:style style:name="T38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39" style:family="text">
      <style:text-properties fo:color="#7f0055" style:font-name="Monospace" fo:font-size="10pt" fo:font-weight="bold" officeooo:rsid="002282d4" fo:background-color="#e8f2fe" loext:char-shading-value="0" style:font-size-asian="10pt" style:font-weight-asian="bold"/>
    </style:style>
    <style:style style:name="T40" style:family="text">
      <style:text-properties officeooo:rsid="00240990"/>
    </style:style>
    <style:style style:name="T41" style:family="text">
      <style:text-properties officeooo:rsid="00249f96"/>
    </style:style>
    <style:style style:name="T42" style:family="text">
      <style:text-properties officeooo:rsid="002594a6"/>
    </style:style>
    <style:style style:name="T43" style:family="text">
      <style:text-properties officeooo:rsid="002992ab"/>
    </style:style>
    <style:style style:name="T44" style:family="text">
      <style:text-properties officeooo:rsid="002c18d3"/>
    </style:style>
    <style:style style:name="T45" style:family="text">
      <style:text-properties officeooo:rsid="002c46c3"/>
    </style:style>
    <style:style style:name="T46" style:family="text">
      <style:text-properties officeooo:rsid="002dce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NTOS FORTES</text:p>
      <text:p text:style-name="P1"/>
      <text:p text:style-name="P10"><text:span text:style-name="T20">- </text:span><text:span text:style-name="T34">Aderente as</text:span><text:span text:style-name="T20"> convenções de escrita de código do Google Style Guide para shell script;</text:span></text:p>
      <text:p text:style-name="P14">- <text:span text:style-name="T34">P</text:span><text:span text:style-name="T20">assou por análise estática de código, usando a ferramenta ShellCheck, </text:span><text:span text:style-name="T34">visando identificar bugs;</text:span></text:p>
      <text:p text:style-name="P9">- <text:span text:style-name="T34">Aderente as recomendações feitas pelo ShellCheck;</text:span></text:p>
      <text:p text:style-name="P9">- Escrito usando TDD: possui testes unitários</text:p>
      <text:p text:style-name="P9">- <text:span text:style-name="T26">Usa o GitHub como repositório para viabilizar o reúso de código shell script;</text:span></text:p>
      <text:p text:style-name="P9">- <text:span text:style-name="T35">Fácil instalação;</text:span></text:p>
      <text:p text:style-name="P9">- <text:span text:style-name="T35">Ajuda a padronizar a escrita de código shell script e com isso melhora a legibilidade e entendimento;</text:span></text:p>
      <text:p text:style-name="P1"/>
      <text:p text:style-name="P6">CONVENÇÕES <text:span text:style-name="T26">ADOTADAS</text:span></text:p>
      <text:p text:style-name="P13"/>
      <text:p text:style-name="P13"><text:span text:style-name="T40">A estrutura do código, nomenclatura, organização de arquivos, modularização, seguem recomendações existentes no</text:span> <text:a xlink:type="simple" xlink:href="https://google.github.io/styleguide/shellguide.html" text:style-name="Internet_20_link" text:visited-style-name="Visited_20_Internet_20_Link">Google Style Guide para shell script</text:a> <text:span text:style-name="T28">(GCS), </text:span><text:s/><text:a xlink:type="simple" xlink:href="https://www.shellcheck.net/wiki/" text:style-name="Internet_20_link" text:visited-style-name="Visited_20_Internet_20_Link">ShellCheck</text:a> <text:span text:style-name="T28">(Sc</text:span><text:span text:style-name="T10">nnnn</text:span><text:span text:style-name="T28">), </text:span><text:span text:style-name="T40">StackOverflow (SOV)</text:span></text:p>
      <text:p text:style-name="P13"/>
      <text:p text:style-name="P11">- Arquivos contendo código shell script possuem extensão <text:span text:style-name="T11">.sh; </text:span><text:span text:style-name="T24">(</text:span><text:a xlink:type="simple" xlink:href="https://google.github.io/styleguide/shellguide.html#file-extensions" text:style-name="Internet_20_link" text:visited-style-name="Visited_20_Internet_20_Link"><text:span text:style-name="T25">GCS</text:span></text:a><text:span text:style-name="T24">)</text:span></text:p>
      <text:p text:style-name="P12"><text:span text:style-name="T24">- Não devem usar SUID E SGID em suas permissões; </text:span><text:span text:style-name="T26">(</text:span><text:a xlink:type="simple" xlink:href="https://google.github.io/styleguide/shellguide.html#suidsgid" text:style-name="Internet_20_link" text:visited-style-name="Visited_20_Internet_20_Link"><text:span text:style-name="T28">GCS</text:span></text:a><text:span text:style-name="T26">)</text:span></text:p>
      <text:p text:style-name="P13">- <text:span text:style-name="T40">Conteúdo dos a</text:span>rquivos <text:span text:style-name="T11">.</text:span><text:span text:style-name="T14">sh </text:span>iniciam com o “<text:span text:style-name="T11">shell bang</text:span>”; (<text:a xlink:type="simple" xlink:href="https://google.github.io/styleguide/shellguide.html#which-shell-to-use" text:style-name="Internet_20_link" text:visited-style-name="Visited_20_Internet_20_Link"><text:span text:style-name="T28">GCS</text:span></text:a>)</text:p>
      <text:p text:style-name="P15"><text:span text:style-name="T26">- </text:span><text:span text:style-name="T36">O </text:span><text:span text:style-name="T26">“</text:span><text:span text:style-name="T13">shell bang</text:span><text:span text:style-name="T26">”</text:span><text:span text:style-name="T36"> </text:span><text:span text:style-name="T37">será </text:span><text:span text:style-name="T39">#!/</text:span><text:span text:style-name="T38">usr/bin/env bash;</text:span><text:span text:style-name="T36"> (</text:span><text:a xlink:type="simple" xlink:href="https://askubuntu.com/questions/1402718/is-the-same-usr-bin-env-bash-than-bin-bash" text:style-name="Internet_20_link" text:visited-style-name="Visited_20_Internet_20_Link"><text:span text:style-name="T40">SOV</text:span></text:a><text:span text:style-name="T36">)</text:span></text:p>
      <text:p text:style-name="P15">- <text:span text:style-name="T41">Quando um arquivo .sh for incluir outros arquivos .sh, a inclusão deve ser feita com o operador . Ao invés do comando source (</text:span><text:a xlink:type="simple" xlink:href="https://unix.stackexchange.com/questions/58514/what-is-the-difference-between-and-source-in-shells" text:style-name="Internet_20_link" text:visited-style-name="Visited_20_Internet_20_Link"><text:span text:style-name="T41">SOV1</text:span></text:a><text:span text:style-name="T41">, </text:span><text:a xlink:type="simple" xlink:href="https://stackoverflow.com/questions/11588583/is-the-shells-source-posix-standard" text:style-name="Internet_20_link" text:visited-style-name="Visited_20_Internet_20_Link"><text:span text:style-name="T41">SOV2</text:span></text:a><text:span text:style-name="T41">)</text:span></text:p>
      <text:p text:style-name="P15"/>
      <text:p text:style-name="P37">OBS: O Github não aceita _ no nome dos projetos hospedados, e os nomes sht sh-t shm sh-m shpm já foram usados. <text:span text:style-name="T43">Por conta disso </text:span><text:span text:style-name="T44">os projetos</text:span><text:span text:style-name="T43"> sh-pm e sh-tools </text:span><text:span text:style-name="T44">tem “-” (HÍFEN) no nome e não “_” (UNDERSCORE)</text:span></text:p>
      <text:p text:style-name="P15"/>
      <text:p text:style-name="P15">- <text:span text:style-name="T44">GCS recomenda documentar qualquer função “não óbvia” e TODAS as funções de bibliotecas com alguns dados. Para muitos deles há seções similares nas man pages do linux:</text:span></text:p>
      <text:p text:style-name="P36"/>
      <table:table table:name="Table1" table:style-name="Table1">
        <table:table-column table:style-name="Table1.A" table:number-columns-repeated="2"/>
        <table:table-row table:style-name="TableLine94739531000320">
          <table:table-cell table:style-name="Table1.A1" office:value-type="string">
            <text:p text:style-name="P29">Linux MAN pages sections</text:p>
          </table:table-cell>
          <table:table-cell table:style-name="Table1.B1" office:value-type="string">
            <text:p text:style-name="P29">Recomended Google Code Style doc 4 shell script + sht adicional infos</text:p>
          </table:table-cell>
        </table:table-row>
        <table:table-row table:style-name="TableLine94739531000320">
          <table:table-cell table:style-name="Table1.A2" office:value-type="string">
            <text:p text:style-name="P30">NAME</text:p>
            <text:p text:style-name="P30"><text:s text:c="4"/>name + brief description</text:p>
            <text:p text:style-name="P30">SYNOPSIS</text:p>
            <text:p text:style-name="P30"><text:s text:c="3"/>Command sintaxes</text:p>
            <text:p text:style-name="P30">DESCRIPTION</text:p>
            <text:p text:style-name="P30"><text:s text:c="3"/>Detailed description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<text:s text:c="3"/></text:p>
            <text:p text:style-name="P30"/>
            <text:p text:style-name="P30">Exit status</text:p>
            <text:p text:style-name="P30"/>
            <text:p text:style-name="P30"/>
            <text:p text:style-name="P30">OPTIONS</text:p>
            <text:p text:style-name="P30"><text:soft-page-break/></text:p>
            <text:p text:style-name="P30">AUTHORS</text:p>
            <text:p text:style-name="P30">REPORTING BUGS</text:p>
            <text:p text:style-name="P30">COPYRIGHT</text:p>
            <text:p text:style-name="P30"><text:s text:c="4"/>Copyright + License</text:p>
            <text:p text:style-name="P30">SEE ALSO</text:p>
            <text:p text:style-name="P30"><text:s text:c="5"/>Link for other docs, commands, functions</text:p>
          </table:table-cell>
          <table:table-cell table:style-name="Table1.B2" office:value-type="string">
            <text:p text:style-name="P36"/>
            <text:p text:style-name="P32">D<text:span text:style-name="T45">escription of the function. </text:span><text:span text:style-name="T3">(GCS)</text:span></text:p>
            <text:p text:style-name="P33">Example(s):</text:p>
            <text:p text:style-name="P36"/>
            <text:p text:style-name="P34">Algoritm</text:p>
            <text:p text:style-name="P36"/>
            <text:p text:style-name="P32">Outputs: Output to STDOUT or STDERR. <text:span text:style-name="T3">(GCS)</text:span></text:p>
            <text:p text:style-name="P36"><text:span text:style-name="T3"/></text:p>
            <text:p text:style-name="P31"><text:span text:style-name="T19">G</text:span><text:span text:style-name="T17">lobals </text:span><text:span text:style-name="T1">(GCS)</text:span></text:p>
            <text:p text:style-name="P31"><text:span text:style-name="T1"/></text:p>
            <text:p text:style-name="P35">External Executables</text:p>
            <text:p text:style-name="P35">Other function dependencies</text:p>
            <text:p text:style-name="P35"/>
            <text:p text:style-name="P32">Returns: Returned values other than the default exit status of the last command run. <text:span text:style-name="T3">(GCS)</text:span></text:p>
            <text:p text:style-name="P36"/>
            <text:p text:style-name="P32">Arguments: Arguments taken. <text:span text:style-name="T3">(GCS)</text:span></text:p>
            <text:p text:style-name="P36"><text:soft-page-break/></text:p>
            <text:p text:style-name="P36"><text:s/></text:p>
            <text:p text:style-name="P36"/>
            <text:p text:style-name="P36"/>
            <text:p text:style-name="P36"/>
            <text:p text:style-name="P36"/>
            <text:p text:style-name="P36"/>
            <text:p text:style-name="P30">DOC CREATE TIMESTAMP</text:p>
            <text:p text:style-name="P30">DOC LAST UPDATE TIMESTAMP</text:p>
          </table:table-cell>
        </table:table-row>
      </table:table>
      <text:p text:style-name="P30"/>
      <text:p text:style-name="P28">Há um template de código que pode ser usado digitando test_function_doc + CTRL + ESPAÇO para produzir um preenchimento inicial de documentação para uma função</text:p>
      <text:p text:style-name="P15"/>
      <text:p text:style-name="P19"/>
      <text:p text:style-name="P15"/>
      <text:p text:style-name="P1">- <text:span text:style-name="T26">Variáveis sempre entre aspas duplas; (</text:span><text:a xlink:type="simple" xlink:href="https://google.github.io/styleguide/shellguide.html#quoting" text:style-name="Internet_20_link" text:visited-style-name="Visited_20_Internet_20_Link"><text:span text:style-name="T30">GCS</text:span></text:a><text:span text:style-name="T26"> , </text:span><text:a xlink:type="simple" xlink:href="https://www.shellcheck.net/wiki/SC2086" text:style-name="Internet_20_link" text:visited-style-name="Visited_20_Internet_20_Link"><text:span text:style-name="T27">SC2086</text:span></text:a><text:span text:style-name="T27">, </text:span><text:a xlink:type="simple" xlink:href="https://www.shellcheck.net/wiki/SC2068" text:style-name="Internet_20_link" text:visited-style-name="Visited_20_Internet_20_Link"><text:span text:style-name="T27">SC2068</text:span></text:a><text:span text:style-name="T26">)</text:span></text:p>
      <text:p text:style-name="P1">- <text:span text:style-name="T28">V</text:span><text:span text:style-name="T33">a</text:span><text:span text:style-name="T28">ri</text:span><text:span text:style-name="T33">á</text:span><text:span text:style-name="T28">veis em caixa alta se forem constantes ou variáveis de ambiente (</text:span><text:a xlink:type="simple" xlink:href="https://google.github.io/styleguide/shellguide.html#constants-and-environment-variable-names" text:style-name="Internet_20_link" text:visited-style-name="Visited_20_Internet_20_Link"><text:span text:style-name="T28">GCS</text:span></text:a><text:a xlink:type="simple" xlink:href="https://google.github.io/styleguide/shellguide.html#constants-and-environment-variable-names" text:style-name="Internet_20_link" text:visited-style-name="Visited_20_Internet_20_Link"><text:span text:style-name="T29">1</text:span></text:a><text:span text:style-name="T28">, </text:span><text:a xlink:type="simple" xlink:href="https://google.github.io/styleguide/shellguide.html#variable-names" text:style-name="Internet_20_link" text:visited-style-name="Visited_20_Internet_20_Link"><text:span text:style-name="T28">GCS</text:span></text:a><text:a xlink:type="simple" xlink:href="https://google.github.io/styleguide/shellguide.html#variable-names" text:style-name="Internet_20_link" text:visited-style-name="Visited_20_Internet_20_Link"><text:span text:style-name="T29">2</text:span></text:a><text:span text:style-name="T31">). </text:span><text:span text:style-name="T32">Adicionalmente, no código do SH-PM variáveis globais também são em caixa alta;</text:span></text:p>
      <text:p text:style-name="P1">- <text:span text:style-name="T33">Variáveis locais dentro de funções devem ser declaradas usando palavra-chave local; (</text:span><text:a xlink:type="simple" xlink:href="https://google.github.io/styleguide/shellguide.html#use-local-variables" text:style-name="Internet_20_link" text:visited-style-name="Visited_20_Internet_20_Link"><text:span text:style-name="T33">GCS</text:span></text:a><text:span text:style-name="T33">)</text:span></text:p>
      <text:p text:style-name="P1">- <text:span text:style-name="T33">Declaração da variável deve ser separada da atribuição de valor; (</text:span><text:a xlink:type="simple" xlink:href="https://google.github.io/styleguide/shellguide.html#use-local-variables" text:style-name="Internet_20_link" text:visited-style-name="Visited_20_Internet_20_Link"><text:span text:style-name="T33">GCS</text:span></text:a><text:span text:style-name="T33">)</text:span></text:p>
      <text:p text:style-name="P16"><text:span text:style-name="T16">- </text:span><text:span text:style-name="T42">Com exceção do arquivo bootstrap.sh e do dependencies.sh os demais arquivos do projeto devem começar com </text:span><text:span text:style-name="T4">“</text:span><text:span text:style-name="T5">shellbang” + bootstrap</text:span></text:p>
      <text:p text:style-name="P17"/>
      <text:p text:style-name="P25">#!/usr/bin/env bash</text:p>
      <text:p text:style-name="P24"/>
      <text:p text:style-name="P26">. ../../../bootstrap.sh</text:p>
      <text:p text:style-name="P1"/>
      <text:p text:style-name="P7">BIBLIOTECAS</text:p>
      <text:p text:style-name="P9">- Para gerar logs com formatação contento data e hora, parte do código, cores etc</text:p>
      <text:p text:style-name="P9">- Para testes unitários;</text:p>
      <text:p text:style-name="P9">- </text:p>
      <text:p text:style-name="P1"/>
      <text:p text:style-name="P4">CONVENÇÕES DE CÓDIGO</text:p>
      <text:p text:style-name="P4"/>
      <text:p text:style-name="P8"><text:span text:style-name="T18">Google: No projeto </text:span><text:a xlink:type="simple" xlink:href="https://google.github.io/styleguide" text:style-name="Internet_20_link" text:visited-style-name="Visited_20_Internet_20_Link"><text:span text:style-name="T18">https://google.github.io/styleguide</text:span></text:a><text:span text:style-name="T18"> ver a seção específica para shell script </text:span><text:a xlink:type="simple" xlink:href="https://google.github.io/styleguide/shellguide.html" text:style-name="Internet_20_link" text:visited-style-name="Visited_20_Internet_20_Link"><text:span text:style-name="T18">https://google.github.io/styleguide/shellguide.html</text:span></text:a><text:span text:style-name="T18"> (2022-08-21 06:56)</text:span></text:p>
      <text:p text:style-name="P18"/>
      <text:p text:style-name="P9"><text:span text:style-name="T18">S</text:span><text:span text:style-name="T17">hellCheck: </text:span><text:a xlink:type="simple" xlink:href="https://www.shellcheck.net/wiki/Home" text:style-name="Internet_20_link" text:visited-style-name="Visited_20_Internet_20_Link"><text:span text:style-name="T17">https://www.shellcheck.net/wiki/Home</text:span></text:a><text:span text:style-name="T17"> <text:s/></text:span><text:span text:style-name="T18">(2022-08-21 0</text:span><text:span text:style-name="T17">7</text:span><text:span text:style-name="T18">:</text:span><text:span text:style-name="T17">21</text:span><text:span text:style-name="T18">)</text:span></text:p>
      <text:p text:style-name="P4"/>
      <text:p text:style-name="P1"/>
      <text:p text:style-name="P1"/>
      <text:p text:style-name="P3">COMPILAÇÃO</text:p>
      <text:p text:style-name="P1"/>
      <text:p text:style-name="P1">Há muitos arquivos .sh dentro de um projeto <text:span text:style-name="T20">shell script.</text:span></text:p>
      <text:p text:style-name="P1"/>
      <text:p text:style-name="P1">Se o <text:span text:style-name="T21">objetivo do </text:span>projeto é apenas <text:span text:style-name="T21">reutilizar código, sendo que nenhum arquivo será usado para ser executado individualmente, a partir dele criamos </text:span>uma <text:span text:style-name="T11">biblioteca. </text:span><text:span text:style-name="T23">Para isso,</text:span> basta concatenar todos os arquivos abaixo:</text:p>
      <text:p text:style-name="P23"><text:span text:style-name="T16">- sh </text:span><text:span text:style-name="T8">dependencies</text:span><text:span text:style-name="T9">.sh</text:span><text:span text:style-name="T16"> (seção </text:span><text:span text:style-name="T2">Dependencies</text:span><text:span text:style-name="T16">);</text:span></text:p>
      <text:p text:style-name="P20">- sh basico a ser incluido em qualquer projeto do sh-pm: <text:span text:style-name="T8">bootstrap.sh</text:span> (seção <text:span text:style-name="T1">Bootstrap</text:span>);</text:p>
      <text:p text:style-name="P20">- sh’s de bibliotecas em src/lib/sh (seção <text:span text:style-name="T1">Libraries</text:span>);</text:p>
      <text:p text:style-name="P20">- sh’s fontes de src/main/sh (seção <text:span text:style-name="T1">Sources</text:span>).</text:p>
      <text:p text:style-name="P1"/>
      <text:p text:style-name="P1"><text:soft-page-break/></text:p>
      <text:p text:style-name="P1"><text:span text:style-name="T21">Agora s</text:span>e o projeto é <text:span text:style-name="T21">ter um .sh “executável”, a partir dele criamos </text:span>uma <text:span text:style-name="T11">aplicação.</text:span><text:span text:style-name="T22"> </text:span><text:span text:style-name="T23">Neste processo</text:span><text:span text:style-name="T22"> </text:span>é necessário saber qual é o arquivo principal, <text:span text:style-name="T21">considerando que dentro do projeto podem haver vários arquivos </text:span><text:span text:style-name="T12">.sh</text:span><text:span text:style-name="T21">. </text:span>Esse arquivo será o ponto de entrada (file_entry_point). <text:span text:style-name="T21">Sendo assim, além de conca</text:span></text:p>
      <text:p text:style-name="P21">- sh <text:span text:style-name="T8">dependencies</text:span><text:span text:style-name="T7">.sh</text:span> (seção <text:span text:style-name="T1">Dependencies</text:span>);</text:p>
      <text:p text:style-name="P22">- sh basico a ser incluido em qualquer projeto do sh-pm: <text:span text:style-name="T8">bootstrap.sh</text:span> (seção <text:span text:style-name="T1">Bootstrap</text:span>);</text:p>
      <text:p text:style-name="P20">- sh’s de bibliotecas em src/lib/sh (seção <text:span text:style-name="T1">Libraries</text:span>);</text:p>
      <text:p text:style-name="P20">- sh’s fontes de src/main/sh <text:span text:style-name="T6">sem o file_entry_point</text:span> (seção <text:span text:style-name="T1">Sources</text:span>);</text:p>
      <text:p text:style-name="P20">- file_entry_point (seção <text:span text:style-name="T1">Main</text:span>).</text:p>
      <text:p text:style-name="P2"/>
      <text:p text:style-name="P1">Incluir todos os includes: <text:span text:style-name="T15">precisa de um algoritmo para que fiquem na ORDEM correta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05:36:22.962327388</meta:creation-date>
    <dc:date>2022-08-29T01:05:05.596797368</dc:date>
    <meta:editing-duration>PT9H41M38S</meta:editing-duration>
    <meta:editing-cycles>24</meta:editing-cycles>
    <meta:generator>LibreOffice/6.4.7.2$Linux_X86_64 LibreOffice_project/40$Build-2</meta:generator>
    <meta:document-statistic meta:table-count="1" meta:image-count="0" meta:object-count="0" meta:page-count="3" meta:paragraph-count="75" meta:word-count="664" meta:character-count="4351" meta:non-whitespace-character-count="3734"/>
  </office:meta>
</office:document-meta>
</file>